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67256" officeooo:paragraph-rsid="00167256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.5pt" officeooo:rsid="0006f36d" officeooo:paragraph-rsid="0006f36d" style:font-size-asian="18.5pt" style:font-size-complex="18.5pt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0a51c" officeooo:paragraph-rsid="0010a51c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29f00" officeooo:paragraph-rsid="00129f00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a6a2f" officeooo:paragraph-rsid="0019e6e2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T1" style:family="text">
      <style:text-properties officeooo:rsid="0006f36d"/>
    </style:style>
    <style:style style:name="T2" style:family="text">
      <style:text-properties officeooo:rsid="001163d2"/>
    </style:style>
    <style:style style:name="T3" style:family="text">
      <style:text-properties officeooo:rsid="00147933"/>
    </style:style>
    <style:style style:name="T4" style:family="text">
      <style:text-properties officeooo:rsid="001839cf"/>
    </style:style>
    <style:style style:name="T5" style:family="text">
      <style:text-properties officeooo:rsid="0019036d"/>
    </style:style>
    <style:style style:name="T6" style:family="text">
      <style:text-properties officeooo:rsid="0008b87e"/>
    </style:style>
    <style:style style:name="T7" style:family="text">
      <style:text-properties officeooo:rsid="0019f72f"/>
    </style:style>
    <style:style style:name="T8" style:family="text">
      <style:text-properties officeooo:rsid="00219d35"/>
    </style:style>
    <style:style style:name="T9" style:family="text">
      <style:text-properties officeooo:rsid="0021ecba"/>
    </style:style>
    <style:style style:name="T10" style:family="text">
      <style:text-properties officeooo:rsid="00237911"/>
    </style:style>
    <style:style style:name="T11" style:family="text">
      <style:text-properties officeooo:rsid="002427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28MB,1S,<text:span text:style-name="T1">dna3</text:span>.xxx</text:p>
      <text:p text:style-name="P7"><text:bookmark text:name="OLE_LINK1"/><text:bookmark text:name="OLE_LINK5"/>DNA计数<text:span text:style-name="T11">3</text:span></text:p>
      <text:p text:style-name="P6"><text:bookmark text:name="_GoBack"/>问题描述</text:p>
      <text:p text:style-name="P11"><text:bookmark text:name="OLE_LINK2"/><text:span text:style-name="T7">（2019石家庄零模）</text:span>有M次询问。设<text:span text:style-name="T6">DNA有2K种碱基，形成K种碱基对（每种碱基与且仅与另一种碱基配对），每次询问有[L, R]对碱基对组成的双链无环DNA的种类数的总和对1e9 + 7取模后的值。</text:span></text:p>
      <text:p text:style-name="P6">输入描述</text:p>
      <text:p text:style-name="P9">一行一个整数<text:span text:style-name="T2">M</text:span></text:p>
      <text:p text:style-name="P9"><text:span text:style-name="T2">M</text:span>行，每行3个<text:span text:style-name="T2">用空格隔开的</text:span>整数<text:span text:style-name="T8">L</text:span>,<text:span text:style-name="T8">R,K</text:span></text:p>
      <text:p text:style-name="P12"><text:bookmark text:name="OLE_LINK4"/></text:p>
      <text:p text:style-name="P8"/>
      <text:p text:style-name="P6">输出描述</text:p>
      <text:p text:style-name="P10"><text:span text:style-name="T9">M</text:span>行,<text:span text:style-name="T9">每行</text:span>一个整数，表示答案<text:span text:style-name="T3">。</text:span></text:p>
      <text:p text:style-name="P12"><text:bookmark text:name="OLE_LINK6"/></text:p>
      <text:p text:style-name="P6">样例输入</text:p>
      <text:p text:style-name="P3"/>
      <text:p text:style-name="P5"/>
      <text:p text:style-name="P5"/>
      <text:p text:style-name="P6">样例输出</text:p>
      <text:p text:style-name="P2"/>
      <text:p text:style-name="P2"/>
      <text:p text:style-name="P1"><text:bookmark text:name="OLE_LINK9"/></text:p>
      <text:p text:style-name="P6">数据范围及提示</text:p>
      <text:p text:style-name="P4">1 &lt;= <text:span text:style-name="T5">M</text:span> &lt;= <text:span text:style-name="T10">1</text:span>0,0000; <text:span text:style-name="T4">1 &lt;= N, P, K &lt;= 10,0000,0000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13T09:44:35.240000000</dc:date>
    <meta:editing-cycles>26</meta:editing-cycles>
    <meta:editing-duration>PT9M2S</meta:editing-duration>
    <meta:generator>LibreOffice/6.0.7.3$Windows_X86_64 LibreOffice_project/dc89aa7a9eabfd848af146d5086077aeed2ae4a5</meta:generator>
    <meta:document-statistic meta:table-count="0" meta:image-count="0" meta:object-count="0" meta:page-count="1" meta:paragraph-count="13" meta:word-count="165" meta:character-count="239" meta:non-whitespace-character-count="225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